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ff9900"/>
    </style:style>
    <style:style style:name="P6" style:family="paragraph" style:parent-style-name="Standard">
      <style:text-properties fo:background-color="#00ff66"/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9" style:family="paragraph" style:parent-style-name="Standard">
      <style:paragraph-properties fo:background-color="#ffcccc">
        <style:background-image/>
      </style:paragraph-properties>
    </style:style>
    <style:style style:name="P10" style:family="paragraph" style:parent-style-name="Standard">
      <style:text-properties fo:background-color="#ff6666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"C:\Users\user\Envs\my_django_environment\Scripts\python.exe" "C:\Users\user\Desktop\RoomAss\manage.py" runserver</text:p>
      <text:p text:style-name="P7">GENRAL VALIDATION ON BACKEND</text:p>
      <text:p text:style-name="P7">SECURITY, RESTRICTIONS, ERROR HANDLING</text:p>
      <text:p text:style-name="P9">disable create availability (buttons are gone, but url shenanigans might get in)</text:p>
      <text:p text:style-name="P7">ADMIN PAGE ORGANIZATION</text:p>
      <text:p text:style-name="P7">Documentation</text:p>
      <text:p text:style-name="P7">RESPONSIVENESS - Desktop</text:p>
      <text:p text:style-name="P7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AJAX would be something to learn about</text:p>
      <text:p text:style-name="P1"/>
      <text:p text:style-name="P1">handling aurora seems like it would be weird generally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5"/>
      <text:p text:style-name="P1">Room Qualities – Courtyard vs Not, Kid Friendly</text:p>
      <text:p text:style-name="P1"/>
      <text:p text:style-name="P6">more consistent language and display across all pages</text:p>
      <text:p text:style-name="P6">Colors and Styles</text:p>
      <text:p text:style-name="P3"/>
      <text:p text:style-name="P4">events die? </text:p>
      <text:p text:style-name="P3"><text:tab/>Run celery worker and scheduler to check</text:p>
      <text:p text:style-name="P3"/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P6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ROOM SWAPS</text:p>
      <text:p text:style-name="Standard"/>
      <text:p text:style-name="P10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NG I THINK AREN'T A BIG DEAL</text:p>
      <text:p text:style-name="P1"/>
      <text:p text:style-name="P8">-When editing availabilities, no date can be submitted – though nothing happens</text:p>
      <text:p text:style-name="P8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2T11:15:40.02</dc:date>
    <dc:creator>Trevor Pierson</dc:creator>
    <meta:editing-duration>P18DT5H30M12S</meta:editing-duration>
    <meta:editing-cycles>250</meta:editing-cycles>
    <meta:generator>OpenOffice/4.1.13$Win32 OpenOffice.org_project/4113m1$Build-9810</meta:generator>
    <meta:document-statistic meta:table-count="0" meta:image-count="0" meta:object-count="0" meta:page-count="4" meta:paragraph-count="58" meta:word-count="410" meta:character-count="2702"/>
  </office:meta>
</office:document-meta>
</file>